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micClassFileObject.closeOutputStream( byte [ ]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ClassFileObject.DynamicClassFileObject( String className , byte [ ]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ClassOut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ClassFileObject.get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ClassFileObject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ClassFileObject.open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ClassFileObject.openIn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ynamicClassFileObject.DynamicClassFileObject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ynamicClassFileObject.createUri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